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Courier, monospace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7acd" officeooo:paragraph-rsid="001f7acd"/>
    </style:style>
    <style:style style:name="P2" style:family="paragraph" style:parent-style-name="Standard">
      <style:paragraph-properties fo:text-align="justify" style:justify-single-word="false"/>
      <style:text-properties officeooo:rsid="001fd704" officeooo:paragraph-rsid="001fd704"/>
    </style:style>
    <style:style style:name="P3" style:family="paragraph" style:parent-style-name="Standard">
      <style:paragraph-properties fo:text-align="justify" style:justify-single-word="false"/>
      <style:text-properties officeooo:rsid="002009f0" officeooo:paragraph-rsid="002009f0"/>
    </style:style>
    <style:style style:name="P4" style:family="paragraph" style:parent-style-name="Standard">
      <style:paragraph-properties fo:text-align="justify" style:justify-single-word="false"/>
      <style:text-properties officeooo:rsid="002009f0" officeooo:paragraph-rsid="00780868"/>
    </style:style>
    <style:style style:name="P5" style:family="paragraph" style:parent-style-name="Standard">
      <style:paragraph-properties fo:text-align="justify" style:justify-single-word="false"/>
      <style:text-properties officeooo:rsid="002009f0" officeooo:paragraph-rsid="007fa471"/>
    </style:style>
    <style:style style:name="P6" style:family="paragraph" style:parent-style-name="Standard">
      <style:paragraph-properties fo:text-align="justify" style:justify-single-word="false"/>
      <style:text-properties officeooo:rsid="0021cb03" officeooo:paragraph-rsid="0021cb03"/>
    </style:style>
    <style:style style:name="P7" style:family="paragraph" style:parent-style-name="Standard">
      <style:paragraph-properties fo:text-align="justify" style:justify-single-word="false"/>
      <style:text-properties officeooo:rsid="0021cb03" officeooo:paragraph-rsid="006b22ba"/>
    </style:style>
    <style:style style:name="P8" style:family="paragraph" style:parent-style-name="Standard">
      <style:paragraph-properties fo:text-align="justify" style:justify-single-word="false"/>
      <style:text-properties officeooo:paragraph-rsid="0032287c"/>
    </style:style>
    <style:style style:name="P9" style:family="paragraph" style:parent-style-name="Standard">
      <style:paragraph-properties fo:text-align="justify" style:justify-single-word="false"/>
      <style:text-properties officeooo:paragraph-rsid="0054e35d"/>
    </style:style>
    <style:style style:name="P10" style:family="paragraph" style:parent-style-name="Standard">
      <style:paragraph-properties fo:text-align="justify" style:justify-single-word="false"/>
      <style:text-properties officeooo:paragraph-rsid="005d27fc"/>
    </style:style>
    <style:style style:name="P11" style:family="paragraph" style:parent-style-name="Standard">
      <style:paragraph-properties fo:text-align="justify" style:justify-single-word="false"/>
      <style:text-properties officeooo:paragraph-rsid="007884fc"/>
    </style:style>
    <style:style style:name="P12" style:family="paragraph" style:parent-style-name="Standard">
      <style:paragraph-properties fo:text-align="justify" style:justify-single-word="false"/>
      <style:text-properties officeooo:paragraph-rsid="008fa31f"/>
    </style:style>
    <style:style style:name="P13" style:family="paragraph" style:parent-style-name="Standard">
      <style:paragraph-properties fo:text-align="justify" style:justify-single-word="false"/>
      <style:text-properties officeooo:paragraph-rsid="002cadbb"/>
    </style:style>
    <style:style style:name="P14" style:family="paragraph" style:parent-style-name="Standard">
      <style:paragraph-properties fo:text-align="justify" style:justify-single-word="false"/>
      <style:text-properties officeooo:paragraph-rsid="0047ea5e"/>
    </style:style>
    <style:style style:name="P15" style:family="paragraph" style:parent-style-name="Standard">
      <style:paragraph-properties fo:text-align="justify" style:justify-single-word="false"/>
      <style:text-properties officeooo:rsid="0021e975" officeooo:paragraph-rsid="0021e975"/>
    </style:style>
    <style:style style:name="P16" style:family="paragraph" style:parent-style-name="Standard">
      <style:paragraph-properties fo:text-align="justify" style:justify-single-word="false"/>
      <style:text-properties officeooo:rsid="0021e975" officeooo:paragraph-rsid="002aa2fd"/>
    </style:style>
    <style:style style:name="P17" style:family="paragraph" style:parent-style-name="Standard">
      <style:paragraph-properties fo:text-align="justify" style:justify-single-word="false"/>
      <style:text-properties officeooo:rsid="00234da2" officeooo:paragraph-rsid="00234da2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7acd" officeooo:paragraph-rsid="001f7ac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74014" officeooo:paragraph-rsid="0027401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32402e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ae7ff9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af678b" officeooo:paragraph-rsid="00b020a9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af678b" officeooo:paragraph-rsid="00b1f6e6"/>
    </style:style>
    <style:style style:name="P24" style:family="paragraph" style:parent-style-name="Standard">
      <style:text-properties style:font-name="Liberation Serif" officeooo:rsid="00af678b" officeooo:paragraph-rsid="00bb115b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b1f6e6" officeooo:paragraph-rsid="00b1f6e6"/>
    </style:style>
    <style:style style:name="P26" style:family="paragraph" style:parent-style-name="Standard">
      <style:paragraph-properties fo:text-align="justify" style:justify-single-word="false"/>
      <style:text-properties officeooo:rsid="00366816" officeooo:paragraph-rsid="00366816"/>
    </style:style>
    <style:style style:name="P27" style:family="paragraph" style:parent-style-name="Standard">
      <style:paragraph-properties fo:text-align="justify" style:justify-single-word="false"/>
      <style:text-properties officeooo:rsid="0046aa49" officeooo:paragraph-rsid="0046aa49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74014" officeooo:paragraph-rsid="003296eb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66816" officeooo:paragraph-rsid="00366816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366816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2pt" fo:letter-spacing="normal" fo:font-style="normal" fo:font-weight="normal" officeooo:rsid="00274014" officeooo:paragraph-rsid="00a73704"/>
    </style:style>
    <style:style style:name="P32" style:family="paragraph" style:parent-style-name="Standard">
      <style:paragraph-properties fo:text-align="center" style:justify-single-word="false"/>
      <style:text-properties fo:font-size="20pt" fo:font-weight="bold" officeooo:rsid="001f7acd" officeooo:paragraph-rsid="001f7acd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rsid="006af92a" officeooo:paragraph-rsid="006af92a"/>
    </style:style>
    <style:style style:name="P34" style:family="paragraph" style:parent-style-name="Standard">
      <style:paragraph-properties fo:text-align="center" style:justify-single-word="false"/>
      <style:text-properties fo:font-size="15pt" fo:font-weight="bold" officeooo:rsid="00693127" officeooo:paragraph-rsid="00693127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5pt" fo:font-weight="bold" officeooo:rsid="006af92a" officeooo:paragraph-rsid="006af92a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73ee50" officeooo:paragraph-rsid="0073ee5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780868" officeooo:paragraph-rsid="00780868"/>
    </style:style>
    <style:style style:name="P38" style:family="paragraph" style:parent-style-name="Standard">
      <style:paragraph-properties fo:text-align="justify" style:justify-single-word="false"/>
      <style:text-properties officeooo:rsid="007884fc" officeooo:paragraph-rsid="007884fc"/>
    </style:style>
    <style:style style:name="P39" style:family="paragraph" style:parent-style-name="Standard">
      <style:paragraph-properties fo:text-align="justify" style:justify-single-word="false"/>
      <style:text-properties officeooo:rsid="007884fc" officeooo:paragraph-rsid="0079e163"/>
    </style:style>
    <style:style style:name="P40" style:family="paragraph" style:parent-style-name="Standard">
      <style:paragraph-properties fo:text-align="justify" style:justify-single-word="false"/>
      <style:text-properties officeooo:rsid="007c0f5a" officeooo:paragraph-rsid="007c0f5a"/>
    </style:style>
    <style:style style:name="P41" style:family="paragraph" style:parent-style-name="Standard">
      <style:paragraph-properties fo:text-align="justify" style:justify-single-word="false"/>
      <style:text-properties officeooo:rsid="008238b3" officeooo:paragraph-rsid="008238b3"/>
    </style:style>
    <style:style style:name="P42" style:family="paragraph" style:parent-style-name="Standard">
      <style:paragraph-properties fo:text-align="start" style:justify-single-word="false"/>
      <style:text-properties style:font-name="Courier" officeooo:rsid="00234da2" officeooo:paragraph-rsid="00234da2"/>
    </style:style>
    <style:style style:name="P43" style:family="paragraph" style:parent-style-name="Standard">
      <style:paragraph-properties fo:text-align="justify" style:justify-single-word="false"/>
      <style:text-properties style:font-name="Courier" officeooo:rsid="00274014" officeooo:paragraph-rsid="00274014"/>
    </style:style>
    <style:style style:name="P44" style:family="paragraph" style:parent-style-name="Standard">
      <style:paragraph-properties fo:text-align="justify" style:justify-single-word="false"/>
      <style:text-properties style:font-name="Courier" officeooo:rsid="00274014" officeooo:paragraph-rsid="002cadbb"/>
    </style:style>
    <style:style style:name="P45" style:family="paragraph" style:parent-style-name="Standard">
      <style:paragraph-properties fo:text-align="justify" style:justify-single-word="false"/>
      <style:text-properties style:font-name="Courier" officeooo:paragraph-rsid="00366816"/>
    </style:style>
    <style:style style:name="P46" style:family="paragraph" style:parent-style-name="Standard">
      <style:paragraph-properties fo:text-align="justify" style:justify-single-word="false"/>
      <style:text-properties style:font-name="Courier" officeooo:paragraph-rsid="0046e5ef"/>
    </style:style>
    <style:style style:name="P47" style:family="paragraph" style:parent-style-name="Standard">
      <style:paragraph-properties fo:text-align="justify" style:justify-single-word="false"/>
      <style:text-properties style:font-name="Courier" officeooo:paragraph-rsid="003296eb"/>
    </style:style>
    <style:style style:name="P48" style:family="paragraph" style:parent-style-name="Standard">
      <style:paragraph-properties fo:text-align="justify" style:justify-single-word="false"/>
      <style:text-properties style:font-name="Courier" officeooo:rsid="001f7acd" officeooo:paragraph-rsid="001f7acd"/>
    </style:style>
    <style:style style:name="P49" style:family="paragraph" style:parent-style-name="Standard">
      <style:paragraph-properties fo:text-align="justify" style:justify-single-word="false"/>
      <style:text-properties style:font-name="Courier" officeooo:rsid="001f7acd" officeooo:paragraph-rsid="008fa31f"/>
    </style:style>
    <style:style style:name="P50" style:family="paragraph" style:parent-style-name="Standard">
      <style:paragraph-properties fo:text-align="justify" style:justify-single-word="false"/>
      <style:text-properties style:font-name="Courier" officeooo:rsid="0032402e" officeooo:paragraph-rsid="0032402e"/>
    </style:style>
    <style:style style:name="P51" style:family="paragraph" style:parent-style-name="Standard">
      <style:paragraph-properties fo:text-align="justify" style:justify-single-word="false"/>
      <style:text-properties style:font-name="Courier" officeooo:rsid="007884fc" officeooo:paragraph-rsid="008fa31f"/>
    </style:style>
    <style:style style:name="P52" style:family="paragraph" style:parent-style-name="Standard">
      <style:paragraph-properties fo:text-align="start" style:justify-single-word="false"/>
      <style:text-properties style:font-name="Courier" officeooo:paragraph-rsid="00a73704"/>
    </style:style>
    <style:style style:name="P53" style:family="paragraph" style:parent-style-name="Standard">
      <style:paragraph-properties fo:text-align="start" style:justify-single-word="false"/>
      <style:text-properties style:font-name="Courier" officeooo:rsid="00b1f6e6" officeooo:paragraph-rsid="00b1f6e6"/>
    </style:style>
    <style:style style:name="P54" style:family="paragraph" style:parent-style-name="Standard">
      <style:paragraph-properties fo:text-align="justify" style:justify-single-word="false"/>
      <style:text-properties officeooo:rsid="004b9b1d" officeooo:paragraph-rsid="0047ea5e"/>
    </style:style>
    <style:style style:name="P55" style:family="paragraph" style:parent-style-name="Standard">
      <style:paragraph-properties fo:text-align="start" style:justify-single-word="false"/>
      <style:text-properties officeooo:paragraph-rsid="00ae7ff9"/>
    </style:style>
    <style:style style:name="P56" style:family="paragraph" style:parent-style-name="Standard">
      <style:text-properties officeooo:paragraph-rsid="00bb115b"/>
    </style:style>
    <style:style style:name="P57" style:family="paragraph" style:parent-style-name="Standard">
      <style:paragraph-properties fo:text-align="justify" style:justify-single-word="false"/>
      <style:text-properties fo:color="#000000" officeooo:rsid="00274014" officeooo:paragraph-rsid="00274014"/>
    </style:style>
    <style:style style:name="P58" style:family="paragraph" style:parent-style-name="Standard">
      <style:paragraph-properties fo:text-align="start" style:justify-single-word="false"/>
      <style:text-properties style:font-name="Courier" officeooo:paragraph-rsid="00d2b2ec"/>
    </style:style>
    <style:style style:name="T1" style:family="text">
      <style:text-properties officeooo:rsid="001fd704"/>
    </style:style>
    <style:style style:name="T2" style:family="text">
      <style:text-properties officeooo:rsid="0021e975"/>
    </style:style>
    <style:style style:name="T3" style:family="text">
      <style:text-properties officeooo:rsid="00234da2"/>
    </style:style>
    <style:style style:name="T4" style:family="text">
      <style:text-properties officeooo:rsid="00236538"/>
    </style:style>
    <style:style style:name="T5" style:family="text">
      <style:text-properties officeooo:rsid="0025b3ab"/>
    </style:style>
    <style:style style:name="T6" style:family="text">
      <style:text-properties officeooo:rsid="00274014"/>
    </style:style>
    <style:style style:name="T7" style:family="text">
      <style:text-properties officeooo:rsid="0029158a"/>
    </style:style>
    <style:style style:name="T8" style:family="text">
      <style:text-properties officeooo:rsid="002a42b7"/>
    </style:style>
    <style:style style:name="T9" style:family="text">
      <style:text-properties officeooo:rsid="002aa2fd"/>
    </style:style>
    <style:style style:name="T10" style:family="text">
      <style:text-properties officeooo:rsid="002cadbb"/>
    </style:style>
    <style:style style:name="T11" style:family="text">
      <style:text-properties officeooo:rsid="002da769"/>
    </style:style>
    <style:style style:name="T12" style:family="text">
      <style:text-properties officeooo:rsid="0032287c"/>
    </style:style>
    <style:style style:name="T13" style:family="text">
      <style:text-properties officeooo:rsid="0032402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83f1e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cb15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 officeooo:rsid="00274014" style:font-weight-asian="bold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bold" officeooo:rsid="004c073f" style:font-weight-asian="bold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normal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274014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2da769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39cdae"/>
    </style:style>
    <style:style style:name="T23" style:family="text">
      <style:text-properties fo:color="#000000" officeooo:rsid="002da769"/>
    </style:style>
    <style:style style:name="T24" style:family="text">
      <style:text-properties fo:color="#000000" officeooo:rsid="0027401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2402e" style:font-weight-asian="bold" style:font-weight-complex="bold"/>
    </style:style>
    <style:style style:name="T27" style:family="text">
      <style:text-properties fo:font-weight="bold" officeooo:rsid="004b9b1d" style:font-weight-asian="bold" style:font-weight-complex="bold"/>
    </style:style>
    <style:style style:name="T28" style:family="text">
      <style:text-properties fo:font-weight="bold" officeooo:rsid="004c073f" style:font-weight-asian="bold" style:font-weight-complex="bold"/>
    </style:style>
    <style:style style:name="T29" style:family="text">
      <style:text-properties fo:font-weight="bold" officeooo:rsid="004c6070" style:font-weight-asian="bold" style:font-weight-complex="bold"/>
    </style:style>
    <style:style style:name="T30" style:family="text">
      <style:text-properties fo:font-weight="bold" officeooo:rsid="004e3997" style:font-weight-asian="bold" style:font-weight-complex="bold"/>
    </style:style>
    <style:style style:name="T31" style:family="text">
      <style:text-properties fo:font-weight="bold" officeooo:rsid="005117c2" style:font-weight-asian="bold" style:font-weight-complex="bold"/>
    </style:style>
    <style:style style:name="T32" style:family="text">
      <style:text-properties fo:font-weight="bold" officeooo:rsid="001f7acd" style:font-weight-asian="bold" style:font-weight-complex="bold"/>
    </style:style>
    <style:style style:name="T33" style:family="text">
      <style:text-properties fo:font-weight="bold" officeooo:rsid="00556702" style:font-weight-asian="bold" style:font-weight-complex="bold"/>
    </style:style>
    <style:style style:name="T34" style:family="text">
      <style:text-properties fo:font-weight="bold" officeooo:rsid="005d27fc" style:font-weight-asian="bold" style:font-weight-complex="bold"/>
    </style:style>
    <style:style style:name="T35" style:family="text">
      <style:text-properties fo:font-weight="bold" officeooo:rsid="009d302d" style:font-weight-asian="bold" style:font-weight-complex="bold"/>
    </style:style>
    <style:style style:name="T36" style:family="text">
      <style:text-properties officeooo:rsid="004108bc"/>
    </style:style>
    <style:style style:name="T37" style:family="text">
      <style:text-properties officeooo:rsid="0046aa49"/>
    </style:style>
    <style:style style:name="T38" style:family="text">
      <style:text-properties officeooo:rsid="0046e5ef"/>
    </style:style>
    <style:style style:name="T39" style:family="text">
      <style:text-properties officeooo:rsid="004700cc"/>
    </style:style>
    <style:style style:name="T40" style:family="text">
      <style:text-properties officeooo:rsid="004b9b1d"/>
    </style:style>
    <style:style style:name="T41" style:family="text">
      <style:text-properties officeooo:rsid="0054e35d"/>
    </style:style>
    <style:style style:name="T42" style:family="text">
      <style:text-properties fo:font-weight="normal" officeooo:rsid="0054e35d" style:font-weight-asian="normal" style:font-weight-complex="normal"/>
    </style:style>
    <style:style style:name="T43" style:family="text">
      <style:text-properties fo:font-weight="normal" officeooo:rsid="001f7acd" style:font-weight-asian="normal" style:font-weight-complex="normal"/>
    </style:style>
    <style:style style:name="T44" style:family="text">
      <style:text-properties fo:font-weight="normal" officeooo:rsid="0062677c" style:font-weight-asian="normal" style:font-weight-complex="normal"/>
    </style:style>
    <style:style style:name="T45" style:family="text">
      <style:text-properties fo:font-weight="normal" officeooo:rsid="0029158a" style:font-weight-asian="normal" style:font-weight-complex="normal"/>
    </style:style>
    <style:style style:name="T46" style:family="text">
      <style:text-properties fo:font-weight="normal" officeooo:rsid="009d302d" style:font-weight-asian="normal" style:font-weight-complex="normal"/>
    </style:style>
    <style:style style:name="T47" style:family="text">
      <style:text-properties officeooo:rsid="00556702"/>
    </style:style>
    <style:style style:name="T48" style:family="text">
      <style:text-properties officeooo:rsid="005761c7"/>
    </style:style>
    <style:style style:name="T49" style:family="text">
      <style:text-properties officeooo:rsid="005a6d9f"/>
    </style:style>
    <style:style style:name="T50" style:family="text">
      <style:text-properties officeooo:rsid="005d27f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d27fc" style:font-style-asian="italic" style:font-style-complex="italic"/>
    </style:style>
    <style:style style:name="T53" style:family="text">
      <style:text-properties fo:font-style="italic" fo:font-weight="bold" officeooo:rsid="005d27fc" style:font-style-asian="italic" style:font-weight-asian="bold" style:font-style-complex="italic" style:font-weight-complex="bold"/>
    </style:style>
    <style:style style:name="T54" style:family="text">
      <style:text-properties officeooo:rsid="005e5aec"/>
    </style:style>
    <style:style style:name="T55" style:family="text">
      <style:text-properties officeooo:rsid="005fdc61"/>
    </style:style>
    <style:style style:name="T56" style:family="text">
      <style:text-properties officeooo:rsid="006082fe"/>
    </style:style>
    <style:style style:name="T57" style:family="text">
      <style:text-properties officeooo:rsid="0067e3f9"/>
    </style:style>
    <style:style style:name="T58" style:family="text">
      <style:text-properties officeooo:rsid="00693127"/>
    </style:style>
    <style:style style:name="T59" style:family="text">
      <style:text-properties officeooo:rsid="006c6158"/>
    </style:style>
    <style:style style:name="T60" style:family="text">
      <style:text-properties officeooo:rsid="006d94d4"/>
    </style:style>
    <style:style style:name="T61" style:family="text">
      <style:text-properties officeooo:rsid="00704a44"/>
    </style:style>
    <style:style style:name="T62" style:family="text">
      <style:text-properties officeooo:rsid="00714ff5"/>
    </style:style>
    <style:style style:name="T63" style:family="text">
      <style:text-properties fo:font-size="15pt" fo:font-weight="bold" style:font-size-asian="15pt" style:font-weight-asian="bold" style:font-size-complex="15pt" style:font-weight-complex="bold"/>
    </style:style>
    <style:style style:name="T64" style:family="text">
      <style:text-properties fo:font-size="15pt" fo:font-weight="bold" officeooo:rsid="0076260d" style:font-size-asian="15pt" style:font-weight-asian="bold" style:font-size-complex="15pt" style:font-weight-complex="bold"/>
    </style:style>
    <style:style style:name="T65" style:family="text">
      <style:text-properties officeooo:rsid="00755f21"/>
    </style:style>
    <style:style style:name="T66" style:family="text">
      <style:text-properties officeooo:rsid="00780868"/>
    </style:style>
    <style:style style:name="T67" style:family="text">
      <style:text-properties officeooo:rsid="007884fc"/>
    </style:style>
    <style:style style:name="T68" style:family="text">
      <style:text-properties officeooo:rsid="001f7acd"/>
    </style:style>
    <style:style style:name="T69" style:family="text">
      <style:text-properties officeooo:rsid="0079066f"/>
    </style:style>
    <style:style style:name="T70" style:family="text">
      <style:text-properties officeooo:rsid="0079e163"/>
    </style:style>
    <style:style style:name="T71" style:family="text">
      <style:text-properties officeooo:rsid="007a94dc"/>
    </style:style>
    <style:style style:name="T72" style:family="text">
      <style:text-properties officeooo:rsid="007d1d13"/>
    </style:style>
    <style:style style:name="T73" style:family="text">
      <style:text-properties officeooo:rsid="007ee4b7"/>
    </style:style>
    <style:style style:name="T74" style:family="text">
      <style:text-properties officeooo:rsid="007fa471"/>
    </style:style>
    <style:style style:name="T75" style:family="text">
      <style:text-properties style:font-name="Courier"/>
    </style:style>
    <style:style style:name="T76" style:family="text">
      <style:text-properties style:font-name="Courier" officeooo:rsid="0046e5ef"/>
    </style:style>
    <style:style style:name="T77" style:family="text">
      <style:text-properties style:font-name="Courier" officeooo:rsid="0046aa49"/>
    </style:style>
    <style:style style:name="T78" style:family="text">
      <style:text-properties style:font-name="Courier" officeooo:rsid="004700cc"/>
    </style:style>
    <style:style style:name="T79" style:family="text">
      <style:text-properties style:font-name="Courier" officeooo:rsid="001f7acd"/>
    </style:style>
    <style:style style:name="T80" style:family="text">
      <style:text-properties style:font-name="Courier" officeooo:rsid="002009f0"/>
    </style:style>
    <style:style style:name="T81" style:family="text">
      <style:text-properties style:font-name="Courier" officeooo:rsid="007785ed"/>
    </style:style>
    <style:style style:name="T82" style:family="text">
      <style:text-properties style:font-name="Courier" officeooo:rsid="00780868"/>
    </style:style>
    <style:style style:name="T83" style:family="text">
      <style:text-properties style:font-name="Courier" officeooo:rsid="007fa471"/>
    </style:style>
    <style:style style:name="T84" style:family="text">
      <style:text-properties style:font-name="Courier" officeooo:rsid="00274014"/>
    </style:style>
    <style:style style:name="T85" style:family="text">
      <style:text-properties style:font-name="Courier" officeooo:rsid="002da769"/>
    </style:style>
    <style:style style:name="T86" style:family="text">
      <style:text-properties style:font-name="Courier" officeooo:rsid="00ae7ff9"/>
    </style:style>
    <style:style style:name="T87" style:family="text">
      <style:text-properties style:font-name="Courier" officeooo:rsid="00b020a9"/>
    </style:style>
    <style:style style:name="T88" style:family="text">
      <style:text-properties style:font-name="Courier" officeooo:rsid="00b1f6e6"/>
    </style:style>
    <style:style style:name="T89" style:family="text">
      <style:text-properties style:font-name="Courier" officeooo:rsid="00bb115b"/>
    </style:style>
    <style:style style:name="T90" style:family="text">
      <style:text-properties style:font-name="Courier" officeooo:rsid="00c6f8d1"/>
    </style:style>
    <style:style style:name="T91" style:family="text">
      <style:text-properties style:font-name="Courier" officeooo:rsid="00c7e899"/>
    </style:style>
    <style:style style:name="T92" style:family="text">
      <style:text-properties officeooo:rsid="00868ba2"/>
    </style:style>
    <style:style style:name="T93" style:family="text">
      <style:text-properties officeooo:rsid="00a87399"/>
    </style:style>
    <style:style style:name="T94" style:family="text">
      <style:text-properties officeooo:rsid="00aa36eb"/>
    </style:style>
    <style:style style:name="T95" style:family="text">
      <style:text-properties officeooo:rsid="00ad329e"/>
    </style:style>
    <style:style style:name="T96" style:family="text">
      <style:text-properties officeooo:rsid="00adebfa"/>
    </style:style>
    <style:style style:name="T97" style:family="text">
      <style:text-properties officeooo:rsid="00ae7ff9"/>
    </style:style>
    <style:style style:name="T98" style:family="text">
      <style:text-properties officeooo:rsid="0047ea5e"/>
    </style:style>
    <style:style style:name="T99" style:family="text">
      <style:text-properties officeooo:rsid="00af678b"/>
    </style:style>
    <style:style style:name="T100" style:family="text">
      <style:text-properties officeooo:rsid="00b020a9"/>
    </style:style>
    <style:style style:name="T101" style:family="text">
      <style:text-properties officeooo:rsid="00b97353"/>
    </style:style>
    <style:style style:name="T102" style:family="text">
      <style:text-properties style:font-name="Liberation Serif" officeooo:rsid="00b020a9"/>
    </style:style>
    <style:style style:name="T103" style:family="text">
      <style:text-properties style:font-name="Liberation Serif" officeooo:rsid="00ae7ff9"/>
    </style:style>
    <style:style style:name="T104" style:family="text">
      <style:text-properties style:font-name="Liberation Serif" officeooo:rsid="00af678b"/>
    </style:style>
    <style:style style:name="T105" style:family="text">
      <style:text-properties style:font-name="Liberation Serif" officeooo:rsid="00bb115b"/>
    </style:style>
    <style:style style:name="T106" style:family="text">
      <style:text-properties style:font-name="Liberation Serif" officeooo:rsid="00b39943"/>
    </style:style>
    <style:style style:name="T107" style:family="text">
      <style:text-properties style:font-name="Liberation Serif" officeooo:rsid="00b1f6e6"/>
    </style:style>
    <style:style style:name="T108" style:family="text">
      <style:text-properties style:font-name="Liberation Serif" officeooo:rsid="00bf5b12"/>
    </style:style>
    <style:style style:name="T109" style:family="text">
      <style:text-properties style:font-name="Liberation Serif" officeooo:rsid="00c15415"/>
    </style:style>
    <style:style style:name="T110" style:family="text">
      <style:text-properties officeooo:rsid="00c36fb1"/>
    </style:style>
    <style:style style:name="T111" style:family="text">
      <style:text-properties officeooo:rsid="00c43570"/>
    </style:style>
    <style:style style:name="T112" style:family="text">
      <style:text-properties officeooo:rsid="00c53707"/>
    </style:style>
    <style:style style:name="T113" style:family="text">
      <style:text-properties officeooo:rsid="00cbb506"/>
    </style:style>
    <style:style style:name="T114" style:family="text">
      <style:text-properties officeooo:rsid="00cc00ba"/>
    </style:style>
    <style:style style:name="T115" style:family="text">
      <style:text-properties officeooo:rsid="00cf64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Quick installation <text:span text:style-name="T58">and tutorial</text:span> Guide</text:p>
      <text:p text:style-name="P18"/>
      <text:p text:style-name="P1"/>
      <text:p text:style-name="P1">This <text:span text:style-name="T61">document explains</text:span> how to install BAT.py and <text:span text:style-name="T1">its</text:span> needed dependencies, <text:span text:style-name="T61">and running the </text:span><text:span text:style-name="T62">BAT</text:span><text:span text:style-name="T61"> tutorial,</text:span> <text:span text:style-name="T4">o</text:span><text:span text:style-name="T1">n</text:span> a Linux machine <text:span text:style-name="T1">with an OS such as Ubuntu</text:span>. We <text:span text:style-name="T1">make </text:span>use here the <text:span text:style-name="T48">A</text:span>naconda package manager, which makes it easier to install some of the needed software. <text:s text:c="3"/></text:p>
      <text:p text:style-name="P1"/>
      <text:p text:style-name="P34">Installation</text:p>
      <text:p text:style-name="P1"/>
      <text:p text:style-name="P2">To make BAT.py operational on your system, follow the steps below. <text:span text:style-name="T2">If you already have an Anaconda environment </text:span><text:span text:style-name="T110">you wish to use </text:span><text:span text:style-name="T112">to run</text:span><text:span text:style-name="T111"> BAT.py</text:span><text:span text:style-name="T2">, you can skip to step </text:span><text:span text:style-name="T40">2</text:span><text:span text:style-name="T2">. </text:span></text:p>
      <text:p text:style-name="P1"/>
      <text:p text:style-name="P6"><text:span text:style-name="T25">1. </text:span><text:span text:style-name="T27">Install Anaconda:</text:span><text:span text:style-name="T25"> </text:span>First download and install the <text:span text:style-name="T2">A</text:span>naconda package manager, from the page:</text:p>
      <text:p text:style-name="P6"/>
      <text:p text:style-name="P6"><text:a xlink:type="simple" xlink:href="https://www.anaconda.com/download" text:style-name="Internet_20_link" text:visited-style-name="Visited_20_Internet_20_Link">https://www.anaconda.com/download</text:a></text:p>
      <text:p text:style-name="P6"/>
      <text:p text:style-name="P16">Follow the instructions on this page, and download the Linux version of Anaconda <text:span text:style-name="T3">to your folder of choice, such as your home directory</text:span>. For most local machines the Linux x86 version should be chosen. </text:p>
      <text:p text:style-name="P16"/>
      <text:p text:style-name="P16"><text:span text:style-name="T3">Install Anaconda from the file you downloaded, </text:span><text:span text:style-name="T9">typing the command below and following the instructions</text:span><text:span text:style-name="T3">:</text:span></text:p>
      <text:p text:style-name="P15"/>
      <text:p text:style-name="P42"><text:span text:style-name="T5">you</text:span>@<text:span text:style-name="T5">yourmachine</text:span>:~$ bash Anaconda3-<text:span text:style-name="T101">VERSION</text:span>-Linux-x86_64.sh</text:p>
      <text:p text:style-name="P17"/>
      <text:p text:style-name="P13"><text:span text:style-name="T10">After the installation, close all your terminal windows, </text:span><text:span text:style-name="T40">and</text:span><text:span text:style-name="T10"> </text:span><text:span text:style-name="T40">open a new window. C</text:span><text:span text:style-name="T6">reate </text:span><text:span text:style-name="T8">a new </text:span><text:span text:style-name="T6">Anaconda environment </text:span><text:span text:style-name="T8">and activate it</text:span><text:span text:style-name="T6">, or </text:span><text:span text:style-name="T8">activate</text:span><text:span text:style-name="T6"> </text:span><text:span text:style-name="T8">a</text:span><text:span text:style-name="T6"> created environment of </text:span><text:span text:style-name="T8">y</text:span><text:span text:style-name="T6">our choice. Instructions on how to create and ac</text:span><text:span text:style-name="T49">tivate</text:span><text:span text:style-name="T6"> Anaconda environments can be found here </text:span><text:a xlink:type="simple" xlink:href="https://conda.io/projects/conda/en/latest/user-guide/tasks/manage-environments.html" text:style-name="Internet_20_link" text:visited-style-name="Visited_20_Internet_20_Link">https://conda.io/projects/conda/en/latest/user-guide/tasks/manage-environments.html</text:a><text:a xlink:type="simple" xlink:href="https://conda.io/projects/conda/en/latest/user-guide/tasks/manage-environments.html#" text:style-name="Internet_20_link" text:visited-style-name="Visited_20_Internet_20_Link">#</text:a>.</text:p>
      <text:p text:style-name="P44"/>
      <text:p text:style-name="P19"><text:span text:style-name="T28">2</text:span><text:span text:style-name="T25">. </text:span><text:span text:style-name="T28">Install Ambertools:</text:span><text:span text:style-name="T25"> </text:span><text:span text:style-name="T46">Still</text:span><text:span text:style-name="T35"> </text:span><text:span text:style-name="T46">i</text:span><text:span text:style-name="T45">nsi</text:span><text:span text:style-name="T7">de your</text:span><text:span text:style-name="T36"> </text:span><text:span text:style-name="T7">Anaconda environment, you will now install some of the software needed for BAT.py, starting with Ambertools. Type in your command line:</text:span></text:p>
      <text:p text:style-name="P43"/>
      <text:p text:style-name="P58"><text:span text:style-name="T6">(</text:span><text:span text:style-name="T11">environment</text:span><text:span text:style-name="T6">)</text:span><text:span text:style-name="T11">you</text:span><text:span text:style-name="T6">@</text:span><text:span text:style-name="T11">yo</text:span><text:span text:style-name="T23">urmachine</text:span><text:span text:style-name="T24">:~$ </text:span><text:span text:style-name="T19">conda install </text:span></text:p>
      <text:p text:style-name="P58"><text:span text:style-name="T19">conda-forge::ambertools</text:span></text:p>
      <text:p text:style-name="P57"/>
      <text:p text:style-name="P8"><text:span text:style-name="T12">You can also install Ambertools in other ways, with instructions here </text:span><text:a xlink:type="simple" xlink:href="https://ambermd.org/GetAmber.php" text:style-name="Internet_20_link" text:visited-style-name="Visited_20_Internet_20_Link">https://ambermd.org/GetAmber.php</text:a>. </text:p>
      <text:p text:style-name="P8"/>
      <text:p text:style-name="P20"><text:span text:style-name="T28">3</text:span><text:span text:style-name="T26">. </text:span><text:span text:style-name="T28">Install VMD 1.9.3:</text:span><text:span text:style-name="T26"> </text:span><text:span text:style-name="T13">To install VMD in your Anaconda environment, type:</text:span></text:p>
      <text:p text:style-name="P50"/>
      <text:p text:style-name="P47"><text:span text:style-name="T24">(</text:span><text:span text:style-name="T23">environment</text:span><text:span text:style-name="T24">)</text:span><text:span text:style-name="T23">you</text:span><text:span text:style-name="T24">@</text:span><text:span text:style-name="T23">yourmachine</text:span><text:span text:style-name="T24">:~$ </text:span><text:span text:style-name="T20">conda install conda-forge::vmd</text:span></text:p>
      <text:p text:style-name="P28"/>
      <text:p text:style-name="P26"><text:span text:style-name="T18">4. Install OpenMM with OpenMMtools</text:span><text:span text:style-name="T17">: </text:span><text:span text:style-name="T14">If you want to use OpenMM with OpenMMtools for your simulations </text:span><text:span text:style-name="T15">(more details in the BAT tutorial)</text:span><text:span text:style-name="T14">, install both of them in your Anaconda environment. </text:span><text:span text:style-name="T16">Do that by</text:span><text:span text:style-name="T14"> typing these two commands and following the instructions:</text:span></text:p>
      <text:p text:style-name="P29"/>
      <text:p text:style-name="P45"><text:span text:style-name="T20">(</text:span><text:span text:style-name="T21">environment</text:span><text:span text:style-name="T20">)</text:span><text:span text:style-name="T21">you</text:span><text:span text:style-name="T20">@</text:span><text:span text:style-name="T21">yourmachine</text:span><text:span text:style-name="T20">:~$ conda install conda-forge::openmm</text:span></text:p>
      <text:p text:style-name="P30"/>
      <text:p text:style-name="P52"><text:span text:style-name="T22">(</text:span><text:span text:style-name="T21">environment</text:span><text:span text:style-name="T20">)</text:span><text:span text:style-name="T21">you</text:span><text:span text:style-name="T20">@</text:span><text:span text:style-name="T21">yourmachine</text:span><text:span text:style-name="T20">:~$ conda install </text:span></text:p>
      <text:p text:style-name="P31">conda-forge::openmmtools</text:p>
      <text:p text:style-name="P27"><text:soft-page-break/><text:span text:style-name="T31">5</text:span><text:span text:style-name="T25">. </text:span><text:span text:style-name="T29">Install Openbabel </text:span><text:span text:style-name="T30">2.4.1</text:span><text:span text:style-name="T29">:</text:span> Even though Anaconda provides the 3.1 version, here we want to use the 2.4.1 version instead. Thus, we do not recommend installing the Anaconda version of Openbabel, <text:span text:style-name="T38">because it will then execute the 3.1 version</text:span>.</text:p>
      <text:p text:style-name="P27"/>
      <text:p text:style-name="P27">To install the 2.4.1 version, download th<text:span text:style-name="T38">e source code zip file</text:span> from <text:span text:style-name="T38">the</text:span> GitHub page <text:a xlink:type="simple" xlink:href="https://github.com/openbabel/openbabel/releases/tag/openbabel-2-4-1" text:style-name="Internet_20_link" text:visited-style-name="Visited_20_Internet_20_Link">https://github.com/openbabel/openbabel/releases/tag/openbabel-2-4-1</text:a> . <text:span text:style-name="T38">Unzip it in your folder of choice, typing:</text:span></text:p>
      <text:p text:style-name="P27"/>
      <text:p text:style-name="P46"><text:span text:style-name="T38">you</text:span><text:span text:style-name="T37">@</text:span><text:span text:style-name="T39">y</text:span><text:span text:style-name="T38">ourmachine</text:span><text:span text:style-name="T37">:~$ unzip openbabel-openbabel-2-4-1.zip</text:span></text:p>
      <text:p text:style-name="P14"/>
      <text:p text:style-name="P14"><text:span text:style-name="T97">The Basic </text:span><text:span text:style-name="T100">I</text:span><text:span text:style-name="T98">nstallation instructions in the just </text:span><text:span text:style-name="T97">created</text:span><text:span text:style-name="T98"> ./</text:span><text:span text:style-name="T37">openbabel-openbabel-2-4-1</text:span><text:span text:style-name="T98">/</text:span><text:span text:style-name="T97">INSTALL file</text:span><text:span text:style-name="T98"> </text:span><text:span text:style-name="T97">require sudo privileges, which might not </text:span><text:span text:style-name="T99">always</text:span><text:span text:style-name="T97"> be the case. To overcome that problem, replace the “</text:span><text:span text:style-name="T86">cmake ..</text:span><text:span text:style-name="T97">” command in the instructions with the command below:</text:span></text:p>
      <text:p text:style-name="P14"/>
      <text:p text:style-name="P55"><text:span text:style-name="T76">you</text:span><text:span text:style-name="T77">@</text:span><text:span text:style-name="T78">y</text:span><text:span text:style-name="T76">ourmachine</text:span><text:span text:style-name="T77">:~$ </text:span><text:span text:style-name="T75">cmake .. -DCMAKE_INSTALL_PREFIX=~/</text:span><text:span text:style-name="T86">o</text:span><text:span text:style-name="T75">babel-</text:span><text:span text:style-name="T86">inst</text:span></text:p>
      <text:p text:style-name="P21"/>
      <text:p text:style-name="P56"><text:span text:style-name="T102">This will install the needed files in the folder </text:span><text:span text:style-name="T87">~/</text:span><text:span text:style-name="T86">o</text:span><text:span text:style-name="T87">babel-</text:span><text:span text:style-name="T86">inst</text:span><text:span text:style-name="T102"> instead. </text:span><text:span text:style-name="T103">A</text:span><text:span text:style-name="T104">fter that, follow the rest of the basic instructions in the INSTALL file, </text:span><text:span text:style-name="T109">but</text:span><text:span text:style-name="T105"> replacing the command “</text:span><text:span text:style-name="T75">sudo make install</text:span><text:span text:style-name="T105">” by </text:span><text:span text:style-name="T108">just</text:span><text:span text:style-name="T105"> “</text:span><text:span text:style-name="T89">make install</text:span><text:span text:style-name="T105">”</text:span><text:span text:style-name="T104">. </text:span></text:p>
      <text:p text:style-name="P24"/>
      <text:p text:style-name="P56"><text:span text:style-name="T106">Once installation is concluded</text:span><text:span text:style-name="T107">, you might want to create a link to be able to execute openbabel at any folder, which can be done with the command: </text:span></text:p>
      <text:p text:style-name="P22"/>
      <text:p text:style-name="P23"><text:span text:style-name="T76">you</text:span><text:span text:style-name="T77">@</text:span><text:span text:style-name="T78">y</text:span><text:span text:style-name="T76">ourmachine</text:span><text:span text:style-name="T77">:~$ </text:span><text:span text:style-name="T88">ln -s </text:span><text:span text:style-name="T75">~/</text:span><text:span text:style-name="T86">o</text:span><text:span text:style-name="T75">babel-</text:span><text:span text:style-name="T86">inst/</text:span><text:span text:style-name="T88">bin/obabel ~/bin/obabel</text:span></text:p>
      <text:p text:style-name="P53"/>
      <text:p text:style-name="P25">The<text:span text:style-name="T75"> ~/bin </text:span>folder<text:span text:style-name="T75"> </text:span>can be replaced by any other folder that is in your executable path.<text:span text:style-name="T75"> <text:s/></text:span></text:p>
      <text:p text:style-name="P54"/>
      <text:p text:style-name="P10"><text:span text:style-name="T34">6. Install </text:span><text:span text:style-name="T53">pmemd.cuda:</text:span><text:span text:style-name="T50"> If you wi</text:span><text:span text:style-name="T54">s</text:span><text:span text:style-name="T50">h to use AMBER’s </text:span><text:span text:style-name="T52">pmemd.cuda</text:span><text:span text:style-name="T50"> for your simulations, instead of OpenMM with OpenMMtools, you will </text:span><text:span text:style-name="T55">need </text:span><text:span text:style-name="T50">to install this software as well. </text:span><text:span text:style-name="T56">This can be done by downloading Amber24 from the </text:span><text:a xlink:type="simple" xlink:href="https://ambermd.org/GetAmber.php" text:style-name="Internet_20_link" text:visited-style-name="Visited_20_Internet_20_Link">https://ambermd.org/GetAmber.php</text:a> <text:span text:style-name="T56">page, and following the install</text:span><text:span text:style-name="T57">a</text:span><text:span text:style-name="T56">tion instructions.</text:span></text:p>
      <text:p text:style-name="P27"/>
      <text:p text:style-name="P9"><text:span text:style-name="T34">7</text:span><text:span text:style-name="T32">. Download BAT.py: </text:span><text:span text:style-name="T41">If you have not yet done </text:span><text:span text:style-name="T42">so, d</text:span><text:span text:style-name="T43">ownload the BAT.py distribution </text:span><text:span text:style-name="T44">from</text:span><text:span text:style-name="T42"> the GitHub page </text:span><text:a xlink:type="simple" xlink:href="https://github.com/Gheinzelmann/BAT.py" text:style-name="Internet_20_link" text:visited-style-name="Visited_20_Internet_20_Link"><text:span text:style-name="T42">https://github.com/Gheinzelmann/BAT.py</text:span></text:a><text:span text:style-name="T42">. Unzip the downloaded file at your folder of choice, typing:</text:span></text:p>
      <text:p text:style-name="P48"/>
      <text:p text:style-name="P49"><text:span text:style-name="T6">(</text:span><text:span text:style-name="T11">environment</text:span><text:span text:style-name="T6">)</text:span><text:span text:style-name="T38">you</text:span><text:span text:style-name="T37">@</text:span><text:span text:style-name="T39">y</text:span><text:span text:style-name="T38">ourmachine</text:span><text:span text:style-name="T37">:~</text:span>$ unzip BAT.py-master.zip</text:p>
      <text:p text:style-name="P1"/>
      <text:p text:style-name="P3">You will now see a ./BAT.py-master folder, contaning the program and the needed files for the tutorial. The tutorial will be performed inside the ./BAT.py-master/BAT folder. </text:p>
      <text:p text:style-name="P3"/>
      <text:p text:style-name="P7"><text:span text:style-name="T34">8</text:span><text:span text:style-name="T25">. </text:span><text:span text:style-name="T33">Run the tutorial:</text:span> <text:span text:style-name="T96">Y</text:span><text:span text:style-name="T47">our Anaconda environment should </text:span><text:span text:style-name="T96">now</text:span><text:span text:style-name="T47"> have all the needed programs installed. </text:span><text:span text:style-name="T93">Make sure all of them are are in your path, so they can be executed </text:span><text:span text:style-name="T94">inside any folder</text:span><text:span text:style-name="T93"> during the BAT.py routines</text:span><text:span text:style-name="T47">. Perform the tutorial as explained in the BAT GitHub page, </text:span><text:span text:style-name="T59">or </text:span><text:span text:style-name="T60">follo</text:span><text:span text:style-name="T65">wing the</text:span><text:span text:style-name="T59"> simplified </text:span><text:span text:style-name="T95">and</text:span><text:span text:style-name="T59"> command-oriented </text:span><text:span text:style-name="T60">instructions</text:span><text:span text:style-name="T59"> below</text:span><text:span text:style-name="T47">. </text:span></text:p>
      <text:p text:style-name="P3"/>
      <text:p text:style-name="P35"/>
      <text:p text:style-name="P35"/>
      <text:p text:style-name="P35"/>
      <text:p text:style-name="P35"/>
      <text:p text:style-name="P33"><text:soft-page-break/><text:span text:style-name="T63">Performing the tutorial </text:span><text:span text:style-name="T64">using OpenMM</text:span></text:p>
      <text:p text:style-name="P35"/>
      <text:p text:style-name="P36">Once you have everything installed as explained above, run the following command on your command line, inside the ./BAT folder:</text:p>
      <text:p text:style-name="P36"/>
      <text:p text:style-name="P12"><text:span text:style-name="T84">(</text:span><text:span text:style-name="T85">environment</text:span><text:span text:style-name="T84">)</text:span><text:span text:style-name="T76">you</text:span><text:span text:style-name="T77">@</text:span><text:span text:style-name="T78">y</text:span><text:span text:style-name="T76">ourmachine</text:span><text:span text:style-name="T77">:~</text:span><text:span text:style-name="T79">$ </text:span><text:span text:style-name="T80">python BAT.py -i input-</text:span><text:span text:style-name="T81">openmm-</text:span><text:span text:style-name="T90">rank</text:span><text:span text:style-name="T80">.in -s equil</text:span></text:p>
      <text:p text:style-name="P3"/>
      <text:p text:style-name="P37">Now, to run the <text:span text:style-name="T73">equilibration </text:span>simulations using OpenMM, go the <text:span text:style-name="T113">ligand</text:span> folders that were created inside the ./BAT/equil folder, and on each run the command:</text:p>
      <text:p text:style-name="P37"/>
      <text:p text:style-name="P12"><text:span text:style-name="T84">(</text:span><text:span text:style-name="T85">environment</text:span><text:span text:style-name="T84">)</text:span><text:span text:style-name="T76">you</text:span><text:span text:style-name="T77">@</text:span><text:span text:style-name="T78">y</text:span><text:span text:style-name="T76">ourmachine</text:span><text:span text:style-name="T77">:~</text:span><text:span text:style-name="T79">$ </text:span><text:span text:style-name="T82">source run-local.bash</text:span></text:p>
      <text:p text:style-name="P37"/>
      <text:p text:style-name="P37">You can also use the PBS and SLURMM files provided, whose templates are inside the ./BAT/run_files folder. Once all the equilibration simulations are <text:span text:style-name="T51">finished</text:span>, go back to the ./BAT folder and type:</text:p>
      <text:p text:style-name="P37"/>
      <text:p text:style-name="P12"><text:span text:style-name="T84">(</text:span><text:span text:style-name="T85">environment</text:span><text:span text:style-name="T84">)</text:span><text:span text:style-name="T76">you</text:span><text:span text:style-name="T77">@</text:span><text:span text:style-name="T78">y</text:span><text:span text:style-name="T76">ourmachine</text:span><text:span text:style-name="T77">:~</text:span><text:span text:style-name="T79">$ </text:span><text:span text:style-name="T80">python BAT.py -i input-</text:span><text:span text:style-name="T81">openmm-</text:span><text:span text:style-name="T90">rank</text:span><text:span text:style-name="T80">.in -s </text:span><text:span text:style-name="T82">fe</text:span></text:p>
      <text:p text:style-name="P4"/>
      <text:p text:style-name="P11"><text:span text:style-name="T67">Now go inside each </text:span><text:span text:style-name="T114">ligand</text:span><text:span text:style-name="T67"> folder in the ./BAT/fe directory, and copy the run-op-express.bash file from the ./BAT/run_files folder to the current one. This bash script is adjusted for SLURMM, edit it if running the simulations locally </text:span><text:span text:style-name="T69">or using</text:span><text:span text:style-name="T67"> PBS. </text:span><text:span text:style-name="T70">Now run the script:</text:span></text:p>
      <text:p text:style-name="P38"/>
      <text:p text:style-name="P51"><text:span text:style-name="T6">(</text:span><text:span text:style-name="T11">environment</text:span><text:span text:style-name="T6">)</text:span><text:span text:style-name="T38">you</text:span><text:span text:style-name="T37">@</text:span><text:span text:style-name="T39">y</text:span><text:span text:style-name="T38">ourmachine</text:span><text:span text:style-name="T37">:~</text:span><text:span text:style-name="T68">$ </text:span><text:span text:style-name="T66">source </text:span><text:span text:style-name="T71">r</text:span>un-op-express.bash</text:p>
      <text:p text:style-name="P39"/>
      <text:p text:style-name="P40">This will run several simulations at the same time, so make sure your local environment or server has its GPUs properly <text:span text:style-name="T72">set</text:span>. <text:s/><text:span text:style-name="T74">Once all the the simulations are finished, inside the ./BAT folder type:</text:span></text:p>
      <text:p text:style-name="P40"/>
      <text:p text:style-name="P12"><text:span text:style-name="T84">(</text:span><text:span text:style-name="T85">environment</text:span><text:span text:style-name="T84">)</text:span><text:span text:style-name="T76">you</text:span><text:span text:style-name="T77">@</text:span><text:span text:style-name="T78">y</text:span><text:span text:style-name="T76">ourmachine</text:span><text:span text:style-name="T77">:~</text:span><text:span text:style-name="T79">$ </text:span><text:span text:style-name="T80">python BAT.py -i input-</text:span><text:span text:style-name="T81">openmm-</text:span><text:span text:style-name="T90">ra</text:span><text:span text:style-name="T91">nk</text:span><text:span text:style-name="T80">.in -s </text:span><text:span text:style-name="T83">analysis</text:span></text:p>
      <text:p text:style-name="P5"/>
      <text:p text:style-name="P41">Now inside each <text:span text:style-name="T115">ligand</text:span> folder in ./BAT/fe/ <text:span text:style-name="T92">directory</text:span> there should be a <text:span text:style-name="T92">R</text:span>esults folde<text:span text:style-name="T92">r. There, </text:span>the user can find all the calculated free energ<text:span text:style-name="T92">ies</text:span> for the blocks and for the whole run. </text:p>
      <text:p text:style-name="P5"/>
      <text:p text:style-name="P5"/>
      <text:p text:style-name="P4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Courier, monospace"/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0:05:26.417080252</meta:creation-date>
    <dc:date>2025-11-09T11:05:00.399794042</dc:date>
    <meta:editing-duration>PT3H45M33S</meta:editing-duration>
    <meta:editing-cycles>139</meta:editing-cycles>
    <meta:generator>LibreOffice/6.4.7.2$Linux_X86_64 LibreOffice_project/40$Build-2</meta:generator>
    <meta:document-statistic meta:table-count="0" meta:image-count="0" meta:object-count="0" meta:page-count="3" meta:paragraph-count="46" meta:word-count="865" meta:character-count="6086" meta:non-whitespace-character-count="5250"/>
  </office:meta>
</office:document-meta>
</file>